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fo:background-color="#80808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. of component</text:p>
          </table:table-cell>
          <table:table-cell table:style-name="ce6" office:value-type="string">
            <text:p>Description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DUT input interface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string">
            <text:p>DUT output interface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string">
            <text:p>RTL user code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Register file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DUT(Design Under Test)</text:p>
          </table:table-cell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State data file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State data memory address generator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string">
            <text:p>Expected state data memory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string">
            <text:p>Expected state data id/version checker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State data compare transaction event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string">
            <text:p>State data maximum transactions checker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string">
            <text:p>DUT/expected state data compare 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string">
            <text:p>Expected state data match counter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string">
            <text:p>Expected state data mismatch counter</text:p>
          </table:table-cell>
        </table:table-row>
        <table:table-row table:style-name="ro1">
          <table:table-cell table:style-name="ce4" office:value-type="float" office:value="2.1">
            <text:p>2.10</text:p>
          </table:table-cell>
          <table:table-cell office:value-type="string">
            <text:p>Read address checker </text:p>
          </table:table-cell>
        </table:table-row>
        <table:table-row table:style-name="ro2">
          <table:table-cell office:value-type="float" office:value="2.11">
            <text:p>2.11</text:p>
          </table:table-cell>
          <table:table-cell office:value-type="string">
            <text:p>Zero out mux</text:p>
          </table:table-cell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Stimulus vector file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string">
            <text:p>Stimulus vector memory address generator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Stimulus vector memory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Stimulus vector id/version checker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Read address checker 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string">
            <text:p>Zero out mux</text:p>
          </table:table-cell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Expected vector file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string">
            <text:p>Expected vector memory address generator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string">
            <text:p>Expected vector memory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string">
            <text:p>Expected vector id/version checker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string">
            <text:p>Expected vector compare transaction event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string">
            <text:p>Expected vector maximum transaction checker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string">
            <text:p>DUT/expected vector compare 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string">
            <text:p>Expected vector mismatch counter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string">
            <text:p>Expected vector match counter</text:p>
          </table:table-cell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Wave generator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string">
            <text:p>Report generator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string">
            <text:p>Clock generator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string">
            <text:p>Error detector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string">
            <text:p>Maximum errors checker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string">
            <text:p>Error detector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string">
            <text:p>Time out checker</text:p>
          </table:table-cell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office:value-type="float" office:value="6.1">
            <text:p>6.1</text:p>
          </table:table-cell>
          <table:table-cell office:value-type="string">
            <text:p>Random stall generator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string">
            <text:p>User code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string">
            <text:p>Testbench control unit</text:p>
          </table:table-cell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office:value-type="float" office:value="7.1">
            <text:p>7.1</text:p>
          </table:table-cell>
          <table:table-cell office:value-type="string">
            <text:p>Unit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string">
            <text:p>C++ user code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string">
            <text:p>Stimulus vector writer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string">
            <text:p>Register file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string">
            <text:p>Expected vector writer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string">
            <text:p>State data writer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string">
            <text:p>C++ simulator</text:p>
          </table:table-cell>
        </table:table-row>
        <table:table-row table:style-name="ro1">
          <table:table-cell table:style-name="ce5"/>
          <table:table-cell table:style-name="ce8"/>
        </table:table-row>
        <table:table-row table:style-name="ro1" table:number-rows-repeated="6547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7">07/09/2007</text:date>, <text:time>21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07T20:04:14</meta:creation-date>
    <dc:creator>Derek Pappas</dc:creator>
    <dc:date>2007-09-07T21:06:05</dc:date>
    <dc:language>en-US</dc:language>
    <meta:editing-cycles>3</meta:editing-cycles>
    <meta:editing-duration>PT8M2S</meta:editing-duration>
    <meta:user-defined meta:name="Info 1"/>
    <meta:user-defined meta:name="Info 2"/>
    <meta:user-defined meta:name="Info 3"/>
    <meta:user-defined meta:name="Info 4"/>
    <meta:document-statistic meta:table-count="3" meta:cell-count="98"/>
  </office:meta>
</office:document-meta>
</file>